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Paragraphedeliste" style:list-style-name="LFO1" style:family="paragraph"/>
    <style:style style:name="P3" style:parent-style-name="Normal" style:family="paragraph">
      <style:paragraph-properties fo:text-indent="0.4916in"/>
    </style:style>
    <style:style style:name="P4" style:parent-style-name="Normal" style:family="paragraph">
      <style:text-properties fo:color="#92D050"/>
    </style:style>
    <style:style style:name="P5" style:parent-style-name="Normal" style:family="paragraph">
      <style:text-properties fo:color="#92D050"/>
    </style:style>
  </office:automatic-styles>
  <office:body>
    <office:text text:use-soft-page-breaks="true">
      <text:p text:style-name="P1">Journal de bord Stage</text:p>
      <text:p text:style-name="Normal">03/04/2018</text:p>
      <text:p text:style-name="Normal">Réception Matériel Informatique, Préparation et configuration ordinateur portable pour nouveau salarier + configuration du nouvel ordinateur portable<text:s/></text:p>
      <text:p text:style-name="Normal">Réception Cahier de charges /Charte informatique + Lecture + Interaction (question)</text:p>
      <text:p text:style-name="Normal">Début d’idées avec analyse (Points forts Points faibles Points critiques solution)<text:s/></text:p>
      <text:p text:style-name="Normal"/>
      <text:p text:style-name="Normal">04/04/2018</text:p>
      <text:p text:style-name="Normal">Création et initialisation d’un dépôts git<text:s/></text:p>
      <text:p text:style-name="Normal">Création du Journal de bord ainsi que la création d’une ébauche de rapport de stage<text:s/></text:p>
      <text:p text:style-name="Normal">Recherche de solution déjà existante (pour source d’inspiration)</text:p>
      <text:p text:style-name="Normal">// prévision (Création d’un planning prévisionnel (Project libre))</text:p>
      <text:p text:style-name="Normal">Plus suite idées</text:p>
      <text:p text:style-name="Normal">Déplacement professionnel pour création compte Microsoft et installation de skype (rethondes ) + découverte deuxième lieu de travail<text:s/></text:p>
      <text:list text:style-name="LFO1" text:continue-numbering="true">
        <text:list-item>
          <text:p text:style-name="P2">Création de compte rendu de création des comptes pour archives<text:s/></text:p>
        </text:list-item>
      </text:list>
      <text:p text:style-name="Normal"/>
      <text:p text:style-name="Normal">05/04/2018</text:p>
      <text:p text:style-name="Normal">Impression compte rendu de création des comptes Microsoft<text:s/></text:p>
      <text:p text:style-name="Normal">Installation des logiciels nécessaire au<text:s/>développement (Atom, Easyphp/hpMyAdmin, ProjectLibre) pendant le temps de l’installation des logiciels rédaction de l’introduction du rapport<text:s/></text:p>
      <text:p text:style-name="Normal">Recherche de solution déjà existante (pour source d’inspiration)</text:p>
      <text:p text:style-name="Normal"/>
      <text:p text:style-name="Normal">06/04/2018</text:p>
      <text:p text:style-name="Normal">Création d’un compte Always data<text:s/>pour Bases de Données<text:s/></text:p>
      <text:p text:style-name="P3">|=&gt; création du fichier ConnexionBDD pour établir la connexion entre Always et PhpMyAdmin<text:s/></text:p>
      <text:p text:style-name="Normal">Recherche de devis pour Skype entreprise ou logiciel équivalent permettant de faire de la Visio conférence suite à l’installation effectuer le<text:s/>04/04 pour résoudre un problème de présence<text:s/></text:p>
      <text:p text:style-name="Normal">Réalisation d’un planning prévisionnel</text:p>
      <text:p text:style-name="Normal"/>
      <text:p text:style-name="Normal"/>
      <text:p text:style-name="Normal"/>
      <text:p text:style-name="Normal"/>
      <text:soft-page-break/>
      <text:p text:style-name="Normal">09/04/2018<text:s/></text:p>
      <text:p text:style-name="Normal">Changement de bureau, quitte service informatique car trop petit pour travailler a deux<text:s/></text:p>
      <text:p text:style-name="Normal">Installation bureau d’Hervé Watel<text:s/></text:p>
      <text:p text:style-name="Normal">Suivie d’une réunion de service<text:s/>qui c’est fini à 12h40 du coup décalage heure de repas<text:s/></text:p>
      <text:p text:style-name="Normal">Apres midi à l’administration pour compréhension du besoin Et définition de la solution la plus optimiser<text:s/></text:p>
      <text:p text:style-name="Normal"/>
      <text:p text:style-name="Normal">10/04/2018</text:p>
      <text:p text:style-name="Normal">Réalisation du maquettage via NinjaMok pour présentation de la solution retenu Mercredi<text:s/></text:p>
      <text:p text:style-name="Normal">Cette présentation a pour but de pouvoir faire un débriefing vendredi après la présentation d’une solution par l’entreprise Up<text:s/></text:p>
      <text:p text:style-name="Normal">Changement de barrette RAM de Didier Dupont / plus Configuration Manti4<text:s/></text:p>
      <text:p text:style-name="Normal"/>
      <text:p text:style-name="Normal">11/04/2018</text:p>
      <text:p text:style-name="Normal">Avancement Rapport.<text:s/>Présentation de l’entreprise et des Compétence liée à son Activité<text:s/></text:p>
      <text:p text:style-name="Normal"/>
      <text:p text:style-name="P4">/*Note pour moi-même Mr Watel étant en<text:s/>réunion toute la matinée j’ai fait le pure « stagiaire »<text:s/>à<text:s/>faire le café</text:p>
      <text:p text:style-name="P5">De plus il faudrait que j’aie libérer mon bureau le 12 au matin mais aussi le 16 et 17 mai afin de libérer de la place pour que les élus aient plus de place pour travailler<text:s/>*/<text:s/></text:p>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agiaire4</meta:initial-creator>
    <dc:creator>Stagiaire4</dc:creator>
    <meta:creation-date>2018-04-04T08:50:00Z</meta:creation-date>
    <dc:date>2018-04-11T13:26:00Z</dc:date>
    <meta:template xlink:href="Normal" xlink:type="simple"/>
    <meta:editing-cycles>15</meta:editing-cycles>
    <meta:editing-duration>PT67680S</meta:editing-duration>
    <meta:document-statistic meta:page-count="2" meta:paragraph-count="5" meta:word-count="397" meta:character-count="2576" meta:row-count="18" meta:non-whitespace-character-count="2184"/>
  </office:meta>
</office:document-meta>
</file>